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10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99266" calcext:value-type="float">
            <text:p><text:s text:c="3"/>199,266</text:p>
          </table:table-cell>
          <table:table-cell table:style-name="ce35" office:value-type="float" office:value="181159" calcext:value-type="float">
            <text:p><text:s text:c="3"/>181,159</text:p>
          </table:table-cell>
          <table:table-cell table:style-name="ce35" office:value-type="float" office:value="6552" calcext:value-type="float">
            <text:p><text:s text:c="3"/>6,552</text:p>
          </table:table-cell>
          <table:table-cell table:style-name="ce35" office:value-type="float" office:value="5435" calcext:value-type="float">
            <text:p><text:s text:c="3"/>5,435</text:p>
          </table:table-cell>
          <table:table-cell table:style-name="ce35" office:value-type="float" office:value="1117" calcext:value-type="float">
            <text:p><text:s text:c="3"/>1,117</text:p>
          </table:table-cell>
          <table:table-cell table:style-name="ce35" office:value-type="float" office:value="11555" calcext:value-type="float">
            <text:p><text:s text:c="3"/>11,555</text:p>
          </table:table-cell>
          <table:table-cell table:style-name="ce35" office:value-type="float" office:value="8484" calcext:value-type="float">
            <text:p><text:s text:c="3"/>8,484</text:p>
          </table:table-cell>
          <table:table-cell table:style-name="ce35" office:value-type="float" office:value="3071" calcext:value-type="float">
            <text:p><text:s text:c="3"/>3,071</text:p>
          </table:table-cell>
          <table:table-cell table:style-name="ce35" office:value-type="float" office:value="194142" calcext:value-type="float">
            <text:p><text:s text:c="3"/>194,142</text:p>
          </table:table-cell>
          <table:table-cell table:style-name="ce35" office:value-type="float" office:value="176439" calcext:value-type="float">
            <text:p><text:s text:c="3"/>176,439</text:p>
          </table:table-cell>
          <table:table-cell table:style-name="ce35" office:value-type="float" office:value="6461" calcext:value-type="float">
            <text:p><text:s text:c="3"/>6,461</text:p>
          </table:table-cell>
          <table:table-cell table:style-name="ce35" office:value-type="float" office:value="5429" calcext:value-type="float">
            <text:p><text:s text:c="3"/>5,4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11242" calcext:value-type="float">
            <text:p><text:s text:c="3"/>11,242</text:p>
          </table:table-cell>
          <table:table-cell table:style-name="ce35" office:value-type="float" office:value="8270" calcext:value-type="float">
            <text:p><text:s text:c="3"/>8,270</text:p>
          </table:table-cell>
          <table:table-cell table:style-name="ce35" office:value-type="float" office:value="2972" calcext:value-type="float">
            <text:p><text:s text:c="3"/>2,972</text:p>
          </table:table-cell>
          <table:table-cell table:style-name="ce35" office:value-type="float" office:value="5124" calcext:value-type="float">
            <text:p><text:s text:c="3"/>5,124</text:p>
          </table:table-cell>
          <table:table-cell table:style-name="ce35" office:value-type="float" office:value="4720" calcext:value-type="float">
            <text:p><text:s text:c="3"/>4,720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313" calcext:value-type="float">
            <text:p><text:s text:c="3"/>313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69" office:value-type="float" office:value="99" calcext:value-type="float">
            <text:p><text:s text:c="3"/>9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8691" calcext:value-type="float">
            <text:p><text:s text:c="3"/>98,691</text:p>
          </table:table-cell>
          <table:table-cell table:style-name="ce36" office:value-type="float" office:value="93312" calcext:value-type="float">
            <text:p><text:s text:c="3"/>93,312</text:p>
          </table:table-cell>
          <table:table-cell table:style-name="ce36" office:value-type="float" office:value="1658" calcext:value-type="float">
            <text:p><text:s text:c="3"/>1,658</text:p>
          </table:table-cell>
          <table:table-cell table:style-name="ce36" office:value-type="float" office:value="1190" calcext:value-type="float">
            <text:p><text:s text:c="3"/>1,190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3721" calcext:value-type="float">
            <text:p><text:s text:c="3"/>3,721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2354" calcext:value-type="float">
            <text:p><text:s text:c="3"/>2,354</text:p>
          </table:table-cell>
          <table:table-cell table:style-name="ce36" office:value-type="float" office:value="97071" calcext:value-type="float">
            <text:p><text:s text:c="3"/>97,071</text:p>
          </table:table-cell>
          <table:table-cell table:style-name="ce36" office:value-type="float" office:value="91845" calcext:value-type="float">
            <text:p><text:s text:c="3"/>91,845</text:p>
          </table:table-cell>
          <table:table-cell table:style-name="ce36" office:value-type="float" office:value="1622" calcext:value-type="float">
            <text:p><text:s text:c="3"/>1,622</text:p>
          </table:table-cell>
          <table:table-cell table:style-name="ce36" office:value-type="float" office:value="1189" calcext:value-type="float">
            <text:p><text:s text:c="3"/>1,189</text:p>
          </table:table-cell>
          <table:table-cell table:style-name="ce36" office:value-type="float" office:value="433" calcext:value-type="float">
            <text:p><text:s text:c="3"/>433</text:p>
          </table:table-cell>
          <table:table-cell table:style-name="ce36" office:value-type="float" office:value="3604" calcext:value-type="float">
            <text:p><text:s text:c="3"/>3,604</text:p>
          </table:table-cell>
          <table:table-cell table:style-name="ce36" office:value-type="float" office:value="1313" calcext:value-type="float">
            <text:p><text:s text:c="3"/>1,313</text:p>
          </table:table-cell>
          <table:table-cell table:style-name="ce36" office:value-type="float" office:value="2291" calcext:value-type="float">
            <text:p><text:s text:c="3"/>2,291</text:p>
          </table:table-cell>
          <table:table-cell table:style-name="ce36" office:value-type="float" office:value="1620" calcext:value-type="float">
            <text:p><text:s text:c="3"/>1,620</text:p>
          </table:table-cell>
          <table:table-cell table:style-name="ce36" office:value-type="float" office:value="1467" calcext:value-type="float">
            <text:p><text:s text:c="3"/>1,467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0575" calcext:value-type="float">
            <text:p><text:s text:c="3"/>100,575</text:p>
          </table:table-cell>
          <table:table-cell table:style-name="ce36" office:value-type="float" office:value="87847" calcext:value-type="float">
            <text:p><text:s text:c="3"/>87,847</text:p>
          </table:table-cell>
          <table:table-cell table:style-name="ce36" office:value-type="float" office:value="4894" calcext:value-type="float">
            <text:p><text:s text:c="3"/>4,894</text:p>
          </table:table-cell>
          <table:table-cell table:style-name="ce36" office:value-type="float" office:value="4245" calcext:value-type="float">
            <text:p><text:s text:c="3"/>4,245</text:p>
          </table:table-cell>
          <table:table-cell table:style-name="ce36" office:value-type="float" office:value="649" calcext:value-type="float">
            <text:p><text:s text:c="3"/>649</text:p>
          </table:table-cell>
          <table:table-cell table:style-name="ce36" office:value-type="float" office:value="7834" calcext:value-type="float">
            <text:p><text:s text:c="3"/>7,834</text:p>
          </table:table-cell>
          <table:table-cell table:style-name="ce36" office:value-type="float" office:value="7117" calcext:value-type="float">
            <text:p><text:s text:c="3"/>7,117</text:p>
          </table:table-cell>
          <table:table-cell table:style-name="ce36" office:value-type="float" office:value="717" calcext:value-type="float">
            <text:p><text:s text:c="3"/>717</text:p>
          </table:table-cell>
          <table:table-cell table:style-name="ce36" office:value-type="float" office:value="97071" calcext:value-type="float">
            <text:p><text:s text:c="3"/>97,071</text:p>
          </table:table-cell>
          <table:table-cell table:style-name="ce36" office:value-type="float" office:value="84594" calcext:value-type="float">
            <text:p><text:s text:c="3"/>84,594</text:p>
          </table:table-cell>
          <table:table-cell table:style-name="ce36" office:value-type="float" office:value="4839" calcext:value-type="float">
            <text:p><text:s text:c="3"/>4,839</text:p>
          </table:table-cell>
          <table:table-cell table:style-name="ce36" office:value-type="float" office:value="4240" calcext:value-type="float">
            <text:p><text:s text:c="3"/>4,240</text:p>
          </table:table-cell>
          <table:table-cell table:style-name="ce36" office:value-type="float" office:value="599" calcext:value-type="float">
            <text:p><text:s text:c="3"/>599</text:p>
          </table:table-cell>
          <table:table-cell table:style-name="ce36" office:value-type="float" office:value="7638" calcext:value-type="float">
            <text:p><text:s text:c="3"/>7,638</text:p>
          </table:table-cell>
          <table:table-cell table:style-name="ce36" office:value-type="float" office:value="6957" calcext:value-type="float">
            <text:p><text:s text:c="3"/>6,957</text:p>
          </table:table-cell>
          <table:table-cell table:style-name="ce36" office:value-type="float" office:value="681" calcext:value-type="float">
            <text:p><text:s text:c="3"/>681</text:p>
          </table:table-cell>
          <table:table-cell table:style-name="ce36" office:value-type="float" office:value="3504" calcext:value-type="float">
            <text:p><text:s text:c="3"/>3,504</text:p>
          </table:table-cell>
          <table:table-cell table:style-name="ce36" office:value-type="float" office:value="3253" calcext:value-type="float">
            <text:p><text:s text:c="3"/>3,253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5.0389242745931" calcext:value-type="float">
            <text:p>–15.04</text:p>
          </table:table-cell>
          <table:table-cell table:style-name="ce39" office:value-type="float" office:value="-15.5256012412723" calcext:value-type="float">
            <text:p>–15.53</text:p>
          </table:table-cell>
          <table:table-cell table:style-name="ce39" office:value-type="float" office:value="-34.020618556701" calcext:value-type="float">
            <text:p>–34.02</text:p>
          </table:table-cell>
          <table:table-cell table:style-name="ce39" office:value-type="float" office:value="-35.7615894039735" calcext:value-type="float">
            <text:p>–35.76</text:p>
          </table:table-cell>
          <table:table-cell table:style-name="ce39" office:value-type="float" office:value="-22.8813559322034" calcext:value-type="float">
            <text:p>–22.88</text:p>
          </table:table-cell>
          <table:table-cell table:style-name="ce39" office:value-type="float" office:value="8.91089108910891" calcext:value-type="float">
            <text:p>8.91</text:p>
          </table:table-cell>
          <table:table-cell table:style-name="ce39" office:value-type="float" office:value="18.7664041994751" calcext:value-type="float">
            <text:p>18.77</text:p>
          </table:table-cell>
          <table:table-cell table:style-name="ce39" office:value-type="float" office:value="-12.6074498567335" calcext:value-type="float">
            <text:p>–12.61</text:p>
          </table:table-cell>
          <table:table-cell table:style-name="ce39" office:value-type="float" office:value="-15.3484162895928" calcext:value-type="float">
            <text:p>–15.35</text:p>
          </table:table-cell>
          <table:table-cell table:style-name="ce39" office:value-type="float" office:value="-15.8646691139994" calcext:value-type="float">
            <text:p>–15.86</text:p>
          </table:table-cell>
          <table:table-cell table:style-name="ce39" office:value-type="float" office:value="-33.9884393063584" calcext:value-type="float">
            <text:p>–33.99</text:p>
          </table:table-cell>
          <table:table-cell table:style-name="ce39" office:value-type="float" office:value="-35.8940397350993" calcext:value-type="float">
            <text:p>–35.89</text:p>
          </table:table-cell>
          <table:table-cell table:style-name="ce39" office:value-type="float" office:value="-20.9090909090909" calcext:value-type="float">
            <text:p>–20.91</text:p>
          </table:table-cell>
          <table:table-cell table:style-name="ce39" office:value-type="float" office:value="9.28505106778087" calcext:value-type="float">
            <text:p>9.29</text:p>
          </table:table-cell>
          <table:table-cell table:style-name="ce39" office:value-type="float" office:value="19.3548387096774" calcext:value-type="float">
            <text:p>19.35</text:p>
          </table:table-cell>
          <table:table-cell table:style-name="ce39" office:value-type="float" office:value="-13.2132132132132" calcext:value-type="float">
            <text:p>–13.21</text:p>
          </table:table-cell>
          <table:table-cell table:style-name="ce39" office:value-type="float" office:value="-1.5748031496063" calcext:value-type="float">
            <text:p>–1.57</text:p>
          </table:table-cell>
          <table:table-cell table:style-name="ce39" office:value-type="float" office:value="-0.858369098712446" calcext:value-type="float">
            <text:p>–0.86</text:p>
          </table:table-cell>
          <table:table-cell table:style-name="ce39" office:value-type="float" office:value="-37.5" calcext:value-type="float">
            <text:p>–37.5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50" calcext:value-type="float">
            <text:p>–50.00</text:p>
          </table:table-cell>
          <table:table-cell table:style-name="ce39" office:value-type="float" office:value="-2.94117647058823" calcext:value-type="float">
            <text:p>–2.94</text:p>
          </table:table-cell>
          <table:table-cell table:style-name="ce39" office:value-type="float" office:value="-5.55555555555556" calcext:value-type="float">
            <text:p>–5.56</text:p>
          </table:table-cell>
          <table:table-cell table:style-name="ce39" office:value-type="float" office:value="0" calcext:value-type="float">
            <text:p>—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15.1293487957181" calcext:value-type="float">
            <text:p>–15.13</text:p>
          </table:table-cell>
          <table:table-cell table:style-name="ce40" office:value-type="float" office:value="-15.1349311190791" calcext:value-type="float">
            <text:p>–15.13</text:p>
          </table:table-cell>
          <table:table-cell table:style-name="ce40" office:value-type="float" office:value="-36.0169491525424" calcext:value-type="float">
            <text:p>–36.02</text:p>
          </table:table-cell>
          <table:table-cell table:style-name="ce40" office:value-type="float" office:value="-36.6279069767442" calcext:value-type="float">
            <text:p>–36.63</text:p>
          </table:table-cell>
          <table:table-cell table:style-name="ce40" office:value-type="float" office:value="-34.375" calcext:value-type="float">
            <text:p>–34.38</text:p>
          </table:table-cell>
          <table:table-cell table:style-name="ce40" office:value-type="float" office:value="-1.86170212765957" calcext:value-type="float">
            <text:p>–1.86</text:p>
          </table:table-cell>
          <table:table-cell table:style-name="ce40" office:value-type="float" office:value="12.3893805309735" calcext:value-type="float">
            <text:p>12.39</text:p>
          </table:table-cell>
          <table:table-cell table:style-name="ce40" office:value-type="float" office:value="-7.98479087452472" calcext:value-type="float">
            <text:p>–7.98</text:p>
          </table:table-cell>
          <table:table-cell table:style-name="ce40" office:value-type="float" office:value="-15.3484162895928" calcext:value-type="float">
            <text:p>–15.35</text:p>
          </table:table-cell>
          <table:table-cell table:style-name="ce40" office:value-type="float" office:value="-15.3596021423106" calcext:value-type="float">
            <text:p>–15.36</text:p>
          </table:table-cell>
          <table:table-cell table:style-name="ce40" office:value-type="float" office:value="-35.7758620689655" calcext:value-type="float">
            <text:p>–35.78</text:p>
          </table:table-cell>
          <table:table-cell table:style-name="ce40" office:value-type="float" office:value="-37.2093023255814" calcext:value-type="float">
            <text:p>–37.21</text:p>
          </table:table-cell>
          <table:table-cell table:style-name="ce40" office:value-type="float" office:value="-31.6666666666667" calcext:value-type="float">
            <text:p>–31.67</text:p>
          </table:table-cell>
          <table:table-cell table:style-name="ce40" office:value-type="float" office:value="-1.93370165745856" calcext:value-type="float">
            <text:p>–1.93</text:p>
          </table:table-cell>
          <table:table-cell table:style-name="ce40" office:value-type="float" office:value="14.8148148148148" calcext:value-type="float">
            <text:p>14.81</text:p>
          </table:table-cell>
          <table:table-cell table:style-name="ce40" office:value-type="float" office:value="-9.05511811023622" calcext:value-type="float">
            <text:p>–9.0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.40845070422535" calcext:value-type="float">
            <text:p>1.41</text:p>
          </table:table-cell>
          <table:table-cell table:style-name="ce40" office:value-type="float" office:value="-50" calcext:value-type="float">
            <text:p>–5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75" calcext:value-type="float">
            <text:p>–75.0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-40" calcext:value-type="float">
            <text:p>–40.00</text:p>
          </table:table-cell>
          <table:table-cell table:style-name="ce73" office:value-type="float" office:value="22.2222222222222" calcext:value-type="float">
            <text:p>22.22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4.949991226531" calcext:value-type="float">
            <text:p>–14.95</text:p>
          </table:table-cell>
          <table:table-cell table:style-name="ce41" office:value-type="float" office:value="-15.9385597446639" calcext:value-type="float">
            <text:p>–15.94</text:p>
          </table:table-cell>
          <table:table-cell table:style-name="ce41" office:value-type="float" office:value="-33.2810047095761" calcext:value-type="float">
            <text:p>–33.28</text:p>
          </table:table-cell>
          <table:table-cell table:style-name="ce41" office:value-type="float" office:value="-35.5060034305317" calcext:value-type="float">
            <text:p>–35.51</text:p>
          </table:table-cell>
          <table:table-cell table:style-name="ce41" office:value-type="float" office:value="-9.25925925925926" calcext:value-type="float">
            <text:p>–9.26</text:p>
          </table:table-cell>
          <table:table-cell table:style-name="ce41" office:value-type="float" office:value="14.421768707483" calcext:value-type="float">
            <text:p>14.42</text:p>
          </table:table-cell>
          <table:table-cell table:style-name="ce41" office:value-type="float" office:value="19.8767334360555" calcext:value-type="float">
            <text:p>19.88</text:p>
          </table:table-cell>
          <table:table-cell table:style-name="ce41" office:value-type="float" office:value="-26.7441860465116" calcext:value-type="float">
            <text:p>–26.74</text:p>
          </table:table-cell>
          <table:table-cell table:style-name="ce41" office:value-type="float" office:value="-15.3484162895928" calcext:value-type="float">
            <text:p>–15.35</text:p>
          </table:table-cell>
          <table:table-cell table:style-name="ce41" office:value-type="float" office:value="-16.4089878375593" calcext:value-type="float">
            <text:p>–16.41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-35.5060034305317" calcext:value-type="float">
            <text:p>–35.51</text:p>
          </table:table-cell>
          <table:table-cell table:style-name="ce41" office:value-type="float" office:value="-8" calcext:value-type="float">
            <text:p>–8.00</text:p>
          </table:table-cell>
          <table:table-cell table:style-name="ce41" office:value-type="float" office:value="14.965034965035" calcext:value-type="float">
            <text:p>14.97</text:p>
          </table:table-cell>
          <table:table-cell table:style-name="ce41" office:value-type="float" office:value="20.125786163522" calcext:value-type="float">
            <text:p>20.13</text:p>
          </table:table-cell>
          <table:table-cell table:style-name="ce41" office:value-type="float" office:value="-26.5822784810127" calcext:value-type="float">
            <text:p>–26.58</text:p>
          </table:table-cell>
          <table:table-cell table:style-name="ce41" office:value-type="float" office:value="-2.29885057471264" calcext:value-type="float">
            <text:p>–2.30</text:p>
          </table:table-cell>
          <table:table-cell table:style-name="ce41" office:value-type="float" office:value="-1.85185185185185" calcext:value-type="float">
            <text:p>–1.85</text:p>
          </table:table-cell>
          <table:table-cell table:style-name="ce41" office:value-type="float" office:value="-25" calcext:value-type="float">
            <text:p>–25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25" calcext:value-type="float">
            <text:p>–25.00</text:p>
          </table:table-cell>
          <table:table-cell table:style-name="ce41" office:value-type="float" office:value="-5" calcext:value-type="float">
            <text:p>–5.00</text:p>
          </table:table-cell>
          <table:table-cell table:style-name="ce41" office:value-type="float" office:value="7.69230769230769" calcext:value-type="float">
            <text:p>7.69</text:p>
          </table:table-cell>
          <table:table-cell table:style-name="ce41" office:value-type="float" office:value="-28.5714285714286" calcext:value-type="float">
            <text:p>–28.57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10.3267973856209" calcext:value-type="float">
            <text:p>–10.33</text:p>
          </table:table-cell>
          <table:table-cell table:style-name="ce42" office:value-type="float" office:value="-11.0305382494127" calcext:value-type="float">
            <text:p>–11.03</text:p>
          </table:table-cell>
          <table:table-cell table:style-name="ce42" office:value-type="float" office:value="-10.1404056162247" calcext:value-type="float">
            <text:p>–10.14</text:p>
          </table:table-cell>
          <table:table-cell table:style-name="ce42" office:value-type="float" office:value="-4.33925049309665" calcext:value-type="float">
            <text:p>–4.34</text:p>
          </table:table-cell>
          <table:table-cell table:style-name="ce42" office:value-type="float" office:value="-32.089552238806" calcext:value-type="float">
            <text:p>–32.09</text:p>
          </table:table-cell>
          <table:table-cell table:style-name="ce42" office:value-type="float" office:value="1.08604845446951" calcext:value-type="float">
            <text:p>1.09</text:p>
          </table:table-cell>
          <table:table-cell table:style-name="ce42" office:value-type="float" office:value="-2.79269602577873" calcext:value-type="float">
            <text:p>–2.79</text:p>
          </table:table-cell>
          <table:table-cell table:style-name="ce42" office:value-type="float" office:value="14.6616541353383" calcext:value-type="float">
            <text:p>14.66</text:p>
          </table:table-cell>
          <table:table-cell table:style-name="ce42" office:value-type="float" office:value="-10.2819873393439" calcext:value-type="float">
            <text:p>–10.28</text:p>
          </table:table-cell>
          <table:table-cell table:style-name="ce42" office:value-type="float" office:value="-10.9617807643847" calcext:value-type="float">
            <text:p>–10.96</text:p>
          </table:table-cell>
          <table:table-cell table:style-name="ce42" office:value-type="float" office:value="-10.0787401574803" calcext:value-type="float">
            <text:p>–10.08</text:p>
          </table:table-cell>
          <table:table-cell table:style-name="ce42" office:value-type="float" office:value="-4.53648915187377" calcext:value-type="float">
            <text:p>–4.54</text:p>
          </table:table-cell>
          <table:table-cell table:style-name="ce42" office:value-type="float" office:value="-32.03125" calcext:value-type="float">
            <text:p>–32.03</text:p>
          </table:table-cell>
          <table:table-cell table:style-name="ce42" office:value-type="float" office:value="0.684345594525235" calcext:value-type="float">
            <text:p>0.68</text:p>
          </table:table-cell>
          <table:table-cell table:style-name="ce42" office:value-type="float" office:value="-2.20264317180617" calcext:value-type="float">
            <text:p>–2.20</text:p>
          </table:table-cell>
          <table:table-cell table:style-name="ce42" office:value-type="float" office:value="10.727969348659" calcext:value-type="float">
            <text:p>10.73</text:p>
          </table:table-cell>
          <table:table-cell table:style-name="ce42" office:value-type="float" office:value="-11.9718309859155" calcext:value-type="float">
            <text:p>–11.97</text:p>
          </table:table-cell>
          <table:table-cell table:style-name="ce42" office:value-type="float" office:value="-13.4831460674157" calcext:value-type="float">
            <text:p>–13.48</text:p>
          </table:table-cell>
          <table:table-cell table:style-name="ce42" office:value-type="float" office:value="-16.6666666666667" calcext:value-type="float">
            <text:p>–16.6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33.3333333333333" calcext:value-type="float">
            <text:p>–33.33</text:p>
          </table:table-cell>
          <table:table-cell table:style-name="ce42" office:value-type="float" office:value="17.8571428571429" calcext:value-type="float">
            <text:p>17.86</text:p>
          </table:table-cell>
          <table:table-cell table:style-name="ce42" office:value-type="float" office:value="-26.0869565217391" calcext:value-type="float">
            <text:p>–26.09</text:p>
          </table:table-cell>
          <table:table-cell table:style-name="ce42" office:value-type="float" office:value="220" calcext:value-type="float">
            <text:p>22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10.0926100926101" calcext:value-type="float">
            <text:p>–10.09</text:p>
          </table:table-cell>
          <table:table-cell table:style-name="ce43" office:value-type="float" office:value="-10.5697524112558" calcext:value-type="float">
            <text:p>–10.57</text:p>
          </table:table-cell>
          <table:table-cell table:style-name="ce43" office:value-type="float" office:value="-5.0314465408805" calcext:value-type="float">
            <text:p>–5.03</text:p>
          </table:table-cell>
          <table:table-cell table:style-name="ce43" office:value-type="float" office:value="-6.03448275862069" calcext:value-type="float">
            <text:p>–6.03</text:p>
          </table:table-cell>
          <table:table-cell table:style-name="ce43" office:value-type="float" office:value="-2.32558139534884" calcext:value-type="float">
            <text:p>–2.33</text:p>
          </table:table-cell>
          <table:table-cell table:style-name="ce43" office:value-type="float" office:value="0.819672131147541" calcext:value-type="float">
            <text:p>0.82</text:p>
          </table:table-cell>
          <table:table-cell table:style-name="ce43" office:value-type="float" office:value="-14.1891891891892" calcext:value-type="float">
            <text:p>–14.19</text:p>
          </table:table-cell>
          <table:table-cell table:style-name="ce43" office:value-type="float" office:value="11.0091743119266" calcext:value-type="float">
            <text:p>11.01</text:p>
          </table:table-cell>
          <table:table-cell table:style-name="ce43" office:value-type="float" office:value="-10.2819873393439" calcext:value-type="float">
            <text:p>–10.28</text:p>
          </table:table-cell>
          <table:table-cell table:style-name="ce43" office:value-type="float" office:value="-10.6962663975782" calcext:value-type="float">
            <text:p>–10.70</text:p>
          </table:table-cell>
          <table:table-cell table:style-name="ce43" office:value-type="float" office:value="-5.69620253164557" calcext:value-type="float">
            <text:p>–5.70</text:p>
          </table:table-cell>
          <table:table-cell table:style-name="ce43" office:value-type="float" office:value="-6.89655172413793" calcext:value-type="float">
            <text:p>–6.90</text:p>
          </table:table-cell>
          <table:table-cell table:style-name="ce43" office:value-type="float" office:value="-2.38095238095238" calcext:value-type="float">
            <text:p>–2.38</text:p>
          </table:table-cell>
          <table:table-cell table:style-name="ce43" office:value-type="float" office:value="-0.837988826815642" calcext:value-type="float">
            <text:p>–0.84</text:p>
          </table:table-cell>
          <table:table-cell table:style-name="ce43" office:value-type="float" office:value="-13.2867132867133" calcext:value-type="float">
            <text:p>–13.29</text:p>
          </table:table-cell>
          <table:table-cell table:style-name="ce43" office:value-type="float" office:value="7.44186046511628" calcext:value-type="float">
            <text:p>7.44</text:p>
          </table:table-cell>
          <table:table-cell table:style-name="ce43" office:value-type="float" office:value="2.56410256410256" calcext:value-type="float">
            <text:p>2.56</text:p>
          </table:table-cell>
          <table:table-cell table:style-name="ce43" office:value-type="float" office:value="-2.04081632653061" calcext:value-type="float">
            <text:p>–2.04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75" calcext:value-type="float">
            <text:p>75.00</text:p>
          </table:table-cell>
          <table:table-cell table:style-name="ce43" office:value-type="float" office:value="-40" calcext:value-type="float">
            <text:p>–40.00</text:p>
          </table:table-cell>
          <table:table-cell table:style-name="ce74" office:value-type="float" office:value="266.666666666667" calcext:value-type="float">
            <text:p>266.67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10.5554530356154" calcext:value-type="float">
            <text:p>–10.56</text:p>
          </table:table-cell>
          <table:table-cell table:style-name="ce41" office:value-type="float" office:value="-11.5170603674541" calcext:value-type="float">
            <text:p>–11.52</text:p>
          </table:table-cell>
          <table:table-cell table:style-name="ce41" office:value-type="float" office:value="-11.8257261410788" calcext:value-type="float">
            <text:p>–11.83</text:p>
          </table:table-cell>
          <table:table-cell table:style-name="ce41" office:value-type="float" office:value="-3.83631713554987" calcext:value-type="float">
            <text:p>–3.84</text:p>
          </table:table-cell>
          <table:table-cell table:style-name="ce41" office:value-type="float" office:value="-46.1538461538462" calcext:value-type="float">
            <text:p>–46.15</text:p>
          </table:table-cell>
          <table:table-cell table:style-name="ce41" office:value-type="float" office:value="1.20336943441637" calcext:value-type="float">
            <text:p>1.20</text:p>
          </table:table-cell>
          <table:table-cell table:style-name="ce41" office:value-type="float" office:value="-0.638569604086845" calcext:value-type="float">
            <text:p>–0.64</text:p>
          </table:table-cell>
          <table:table-cell table:style-name="ce41" office:value-type="float" office:value="31.25" calcext:value-type="float">
            <text:p>31.25</text:p>
          </table:table-cell>
          <table:table-cell table:style-name="ce41" office:value-type="float" office:value="-10.2819873393439" calcext:value-type="float">
            <text:p>–10.28</text:p>
          </table:table-cell>
          <table:table-cell table:style-name="ce41" office:value-type="float" office:value="-11.2497264171591" calcext:value-type="float">
            <text:p>–11.25</text:p>
          </table:table-cell>
          <table:table-cell table:style-name="ce41" office:value-type="float" office:value="-11.5303983228512" calcext:value-type="float">
            <text:p>–11.53</text:p>
          </table:table-cell>
          <table:table-cell table:style-name="ce41" office:value-type="float" office:value="-3.83631713554987" calcext:value-type="float">
            <text:p>–3.84</text:p>
          </table:table-cell>
          <table:table-cell table:style-name="ce41" office:value-type="float" office:value="-46.5116279069767" calcext:value-type="float">
            <text:p>–46.51</text:p>
          </table:table-cell>
          <table:table-cell table:style-name="ce41" office:value-type="float" office:value="1.35635018495684" calcext:value-type="float">
            <text:p>1.36</text:p>
          </table:table-cell>
          <table:table-cell table:style-name="ce41" office:value-type="float" office:value="-0.130718954248366" calcext:value-type="float">
            <text:p>–0.13</text:p>
          </table:table-cell>
          <table:table-cell table:style-name="ce41" office:value-type="float" office:value="26.0869565217391" calcext:value-type="float">
            <text:p>26.09</text:p>
          </table:table-cell>
          <table:table-cell table:style-name="ce41" office:value-type="float" office:value="-17.4757281553398" calcext:value-type="float">
            <text:p>–17.48</text:p>
          </table:table-cell>
          <table:table-cell table:style-name="ce41" office:value-type="float" office:value="-17.8294573643411" calcext:value-type="float">
            <text:p>–17.83</text:p>
          </table:table-cell>
          <table:table-cell table:style-name="ce41" office:value-type="float" office:value="-40" calcext:value-type="float">
            <text:p>–4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40" calcext:value-type="float">
            <text:p>–40.00</text:p>
          </table:table-cell>
          <table:table-cell table:style-name="ce41" office:value-type="float" office:value="-5" calcext:value-type="float">
            <text:p>–5.00</text:p>
          </table:table-cell>
          <table:table-cell table:style-name="ce41" office:value-type="float" office:value="-22.2222222222222" calcext:value-type="float">
            <text:p>–22.22</text:p>
          </table:table-cell>
          <table:table-cell table:style-name="ce41" office:value-type="float" office:value="150" calcext:value-type="float">
            <text:p>15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10月份" calcext:value-type="string">
              <text:p><text:s/>中華民國113年10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9208" calcext:value-type="float">
            <text:p><text:s text:c="3"/>19,208</text:p>
          </table:table-cell>
          <table:table-cell table:style-name="ce98" office:value-type="float" office:value="17422" calcext:value-type="float">
            <text:p><text:s text:c="3"/>17,422</text:p>
          </table:table-cell>
          <table:table-cell table:style-name="ce98" office:value-type="float" office:value="576" calcext:value-type="float">
            <text:p><text:s text:c="3"/>576</text:p>
          </table:table-cell>
          <table:table-cell table:style-name="ce98" office:value-type="float" office:value="485" calcext:value-type="float">
            <text:p><text:s text:c="3"/>485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1210" calcext:value-type="float">
            <text:p><text:s text:c="3"/>1,210</text:p>
          </table:table-cell>
          <table:table-cell table:style-name="ce98" office:value-type="float" office:value="905" calcext:value-type="float">
            <text:p><text:s text:c="3"/>905</text:p>
          </table:table-cell>
          <table:table-cell table:style-name="ce98" office:value-type="float" office:value="305" calcext:value-type="float">
            <text:p><text:s text:c="3"/>305</text:p>
          </table:table-cell>
          <table:table-cell table:style-name="ce98" office:value-type="float" office:value="18708" calcext:value-type="float">
            <text:p><text:s text:c="3"/>18,708</text:p>
          </table:table-cell>
          <table:table-cell table:style-name="ce98" office:value-type="float" office:value="16960" calcext:value-type="float">
            <text:p><text:s text:c="3"/>16,960</text:p>
          </table:table-cell>
          <table:table-cell table:style-name="ce98" office:value-type="float" office:value="571" calcext:value-type="float">
            <text:p><text:s text:c="3"/>571</text:p>
          </table:table-cell>
          <table:table-cell table:style-name="ce98" office:value-type="float" office:value="484" calcext:value-type="float">
            <text:p><text:s text:c="3"/>484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1177" calcext:value-type="float">
            <text:p><text:s text:c="3"/>1,177</text:p>
          </table:table-cell>
          <table:table-cell table:style-name="ce98" office:value-type="float" office:value="888" calcext:value-type="float">
            <text:p><text:s text:c="3"/>888</text:p>
          </table:table-cell>
          <table:table-cell table:style-name="ce98" office:value-type="float" office:value="289" calcext:value-type="float">
            <text:p><text:s text:c="3"/>289</text:p>
          </table:table-cell>
          <table:table-cell table:style-name="ce98" office:value-type="float" office:value="500" calcext:value-type="float">
            <text:p><text:s text:c="3"/>500</text:p>
          </table:table-cell>
          <table:table-cell table:style-name="ce98" office:value-type="float" office:value="462" calcext:value-type="float">
            <text:p><text:s text:c="3"/>46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514" calcext:value-type="float">
            <text:p><text:s text:c="3"/>9,514</text:p>
          </table:table-cell>
          <table:table-cell table:style-name="ce99" office:value-type="float" office:value="8994" calcext:value-type="float">
            <text:p><text:s text:c="3"/>8,994</text:p>
          </table:table-cell>
          <table:table-cell table:style-name="ce99" office:value-type="float" office:value="151" calcext:value-type="float">
            <text:p><text:s text:c="3"/>151</text:p>
          </table:table-cell>
          <table:table-cell table:style-name="ce99" office:value-type="float" office:value="109" calcext:value-type="float">
            <text:p><text:s text:c="3"/>109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69" calcext:value-type="float">
            <text:p><text:s text:c="3"/>369</text:p>
          </table:table-cell>
          <table:table-cell table:style-name="ce99" office:value-type="float" office:value="127" calcext:value-type="float">
            <text:p><text:s text:c="3"/>127</text:p>
          </table:table-cell>
          <table:table-cell table:style-name="ce99" office:value-type="float" office:value="242" calcext:value-type="float">
            <text:p><text:s text:c="3"/>242</text:p>
          </table:table-cell>
          <table:table-cell table:style-name="ce99" office:value-type="float" office:value="9354" calcext:value-type="float">
            <text:p><text:s text:c="3"/>9,354</text:p>
          </table:table-cell>
          <table:table-cell table:style-name="ce99" office:value-type="float" office:value="8850" calcext:value-type="float">
            <text:p><text:s text:c="3"/>8,850</text:p>
          </table:table-cell>
          <table:table-cell table:style-name="ce99" office:value-type="float" office:value="149" calcext:value-type="float">
            <text:p><text:s text:c="3"/>149</text:p>
          </table:table-cell>
          <table:table-cell table:style-name="ce99" office:value-type="float" office:value="108" calcext:value-type="float">
            <text:p><text:s text:c="3"/>108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355" calcext:value-type="float">
            <text:p><text:s text:c="3"/>355</text:p>
          </table:table-cell>
          <table:table-cell table:style-name="ce99" office:value-type="float" office:value="124" calcext:value-type="float">
            <text:p><text:s text:c="3"/>124</text:p>
          </table:table-cell>
          <table:table-cell table:style-name="ce99" office:value-type="float" office:value="231" calcext:value-type="float">
            <text:p><text:s text:c="3"/>231</text:p>
          </table:table-cell>
          <table:table-cell table:style-name="ce99" office:value-type="float" office:value="160" calcext:value-type="float">
            <text:p><text:s text:c="3"/>160</text:p>
          </table:table-cell>
          <table:table-cell table:style-name="ce99" office:value-type="float" office:value="144" calcext:value-type="float">
            <text:p><text:s text:c="3"/>14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694" calcext:value-type="float">
            <text:p><text:s text:c="3"/>9,694</text:p>
          </table:table-cell>
          <table:table-cell table:style-name="ce100" office:value-type="float" office:value="8428" calcext:value-type="float">
            <text:p><text:s text:c="3"/>8,428</text:p>
          </table:table-cell>
          <table:table-cell table:style-name="ce100" office:value-type="float" office:value="425" calcext:value-type="float">
            <text:p><text:s text:c="3"/>425</text:p>
          </table:table-cell>
          <table:table-cell table:style-name="ce100" office:value-type="float" office:value="376" calcext:value-type="float">
            <text:p><text:s text:c="3"/>376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841" calcext:value-type="float">
            <text:p><text:s text:c="3"/>841</text:p>
          </table:table-cell>
          <table:table-cell table:style-name="ce100" office:value-type="float" office:value="778" calcext:value-type="float">
            <text:p><text:s text:c="3"/>77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9354" calcext:value-type="float">
            <text:p><text:s text:c="3"/>9,354</text:p>
          </table:table-cell>
          <table:table-cell table:style-name="ce100" office:value-type="float" office:value="8110" calcext:value-type="float">
            <text:p><text:s text:c="3"/>8,110</text:p>
          </table:table-cell>
          <table:table-cell table:style-name="ce100" office:value-type="float" office:value="422" calcext:value-type="float">
            <text:p><text:s text:c="3"/>422</text:p>
          </table:table-cell>
          <table:table-cell table:style-name="ce100" office:value-type="float" office:value="376" calcext:value-type="float">
            <text:p><text:s text:c="3"/>376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822" calcext:value-type="float">
            <text:p><text:s text:c="3"/>822</text:p>
          </table:table-cell>
          <table:table-cell table:style-name="ce100" office:value-type="float" office:value="764" calcext:value-type="float">
            <text:p><text:s text:c="3"/>76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340" calcext:value-type="float">
            <text:p><text:s text:c="3"/>340</text:p>
          </table:table-cell>
          <table:table-cell table:style-name="ce100" office:value-type="float" office:value="318" calcext:value-type="float">
            <text:p><text:s text:c="3"/>31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13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354" calcext:value-type="float">
            <text:p><text:s text:c="3"/>3,354</text:p>
          </table:table-cell>
          <table:table-cell table:style-name="ce98" office:value-type="float" office:value="3009" calcext:value-type="float">
            <text:p><text:s text:c="3"/>3,009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240" calcext:value-type="float">
            <text:p><text:s text:c="3"/>240</text:p>
          </table:table-cell>
          <table:table-cell table:style-name="ce98" office:value-type="float" office:value="170" calcext:value-type="float">
            <text:p><text:s text:c="3"/>170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3238" calcext:value-type="float">
            <text:p><text:s text:c="3"/>3,238</text:p>
          </table:table-cell>
          <table:table-cell table:style-name="ce98" office:value-type="float" office:value="2902" calcext:value-type="float">
            <text:p><text:s text:c="3"/>2,902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233" calcext:value-type="float">
            <text:p><text:s text:c="3"/>233</text:p>
          </table:table-cell>
          <table:table-cell table:style-name="ce98" office:value-type="float" office:value="164" calcext:value-type="float">
            <text:p><text:s text:c="3"/>164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669" calcext:value-type="float">
            <text:p><text:s text:c="3"/>1,669</text:p>
          </table:table-cell>
          <table:table-cell table:style-name="ce99" office:value-type="float" office:value="1558" calcext:value-type="float">
            <text:p><text:s text:c="3"/>1,558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1619" calcext:value-type="float">
            <text:p><text:s text:c="3"/>1,619</text:p>
          </table:table-cell>
          <table:table-cell table:style-name="ce99" office:value-type="float" office:value="1510" calcext:value-type="float">
            <text:p><text:s text:c="3"/>1,51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83" calcext:value-type="float">
            <text:p><text:s text:c="3"/>8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685" calcext:value-type="float">
            <text:p><text:s text:c="3"/>1,685</text:p>
          </table:table-cell>
          <table:table-cell table:style-name="ce100" office:value-type="float" office:value="1451" calcext:value-type="float">
            <text:p><text:s text:c="3"/>1,451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55" calcext:value-type="float">
            <text:p><text:s text:c="3"/>155</text:p>
          </table:table-cell>
          <table:table-cell table:style-name="ce100" office:value-type="float" office:value="141" calcext:value-type="float">
            <text:p><text:s text:c="3"/>14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619" calcext:value-type="float">
            <text:p><text:s text:c="3"/>1,619</text:p>
          </table:table-cell>
          <table:table-cell table:style-name="ce100" office:value-type="float" office:value="1392" calcext:value-type="float">
            <text:p><text:s text:c="3"/>1,392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50" calcext:value-type="float">
            <text:p><text:s text:c="3"/>150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064" calcext:value-type="float">
            <text:p><text:s text:c="3"/>2,064</text:p>
          </table:table-cell>
          <table:table-cell table:style-name="ce98" office:value-type="float" office:value="1824" calcext:value-type="float">
            <text:p><text:s text:c="3"/>1,824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2002" calcext:value-type="float">
            <text:p><text:s text:c="3"/>2,002</text:p>
          </table:table-cell>
          <table:table-cell table:style-name="ce98" office:value-type="float" office:value="1769" calcext:value-type="float">
            <text:p><text:s text:c="3"/>1,769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19" calcext:value-type="float">
            <text:p><text:s text:c="3"/>1,019</text:p>
          </table:table-cell>
          <table:table-cell table:style-name="ce99" office:value-type="float" office:value="932" calcext:value-type="float">
            <text:p><text:s text:c="3"/>932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001" calcext:value-type="float">
            <text:p><text:s text:c="3"/>1,001</text:p>
          </table:table-cell>
          <table:table-cell table:style-name="ce99" office:value-type="float" office:value="917" calcext:value-type="float">
            <text:p><text:s text:c="3"/>917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45" calcext:value-type="float">
            <text:p><text:s text:c="3"/>1,045</text:p>
          </table:table-cell>
          <table:table-cell table:style-name="ce100" office:value-type="float" office:value="892" calcext:value-type="float">
            <text:p><text:s text:c="3"/>892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001" calcext:value-type="float">
            <text:p><text:s text:c="3"/>1,001</text:p>
          </table:table-cell>
          <table:table-cell table:style-name="ce100" office:value-type="float" office:value="852" calcext:value-type="float">
            <text:p><text:s text:c="3"/>852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128" calcext:value-type="float">
            <text:p><text:s text:c="3"/>2,128</text:p>
          </table:table-cell>
          <table:table-cell table:style-name="ce98" office:value-type="float" office:value="1886" calcext:value-type="float">
            <text:p><text:s text:c="3"/>1,886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70" calcext:value-type="float">
            <text:p><text:s text:c="3"/>170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2080" calcext:value-type="float">
            <text:p><text:s text:c="3"/>2,080</text:p>
          </table:table-cell>
          <table:table-cell table:style-name="ce98" office:value-type="float" office:value="1841" calcext:value-type="float">
            <text:p><text:s text:c="3"/>1,841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56" calcext:value-type="float">
            <text:p><text:s text:c="3"/>1,056</text:p>
          </table:table-cell>
          <table:table-cell table:style-name="ce99" office:value-type="float" office:value="985" calcext:value-type="float">
            <text:p><text:s text:c="3"/>985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040" calcext:value-type="float">
            <text:p><text:s text:c="3"/>1,040</text:p>
          </table:table-cell>
          <table:table-cell table:style-name="ce99" office:value-type="float" office:value="972" calcext:value-type="float">
            <text:p><text:s text:c="3"/>972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72" calcext:value-type="float">
            <text:p><text:s text:c="3"/>1,072</text:p>
          </table:table-cell>
          <table:table-cell table:style-name="ce100" office:value-type="float" office:value="901" calcext:value-type="float">
            <text:p><text:s text:c="3"/>901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040" calcext:value-type="float">
            <text:p><text:s text:c="3"/>1,040</text:p>
          </table:table-cell>
          <table:table-cell table:style-name="ce100" office:value-type="float" office:value="869" calcext:value-type="float">
            <text:p><text:s text:c="3"/>869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number-columns-repeated="2" table:style-name="ce100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480" calcext:value-type="float">
            <text:p><text:s text:c="3"/>2,480</text:p>
          </table:table-cell>
          <table:table-cell table:style-name="ce98" office:value-type="float" office:value="2305" calcext:value-type="float">
            <text:p><text:s text:c="3"/>2,305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2420" calcext:value-type="float">
            <text:p><text:s text:c="3"/>2,420</text:p>
          </table:table-cell>
          <table:table-cell table:style-name="ce98" office:value-type="float" office:value="2253" calcext:value-type="float">
            <text:p><text:s text:c="3"/>2,253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30" calcext:value-type="float">
            <text:p><text:s text:c="3"/>1,230</text:p>
          </table:table-cell>
          <table:table-cell table:style-name="ce99" office:value-type="float" office:value="1179" calcext:value-type="float">
            <text:p><text:s text:c="3"/>1,179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210" calcext:value-type="float">
            <text:p><text:s text:c="3"/>1,210</text:p>
          </table:table-cell>
          <table:table-cell table:style-name="ce99" office:value-type="float" office:value="1161" calcext:value-type="float">
            <text:p><text:s text:c="3"/>1,16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50" calcext:value-type="float">
            <text:p><text:s text:c="3"/>1,250</text:p>
          </table:table-cell>
          <table:table-cell table:style-name="ce100" office:value-type="float" office:value="1126" calcext:value-type="float">
            <text:p><text:s text:c="3"/>1,126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210" calcext:value-type="float">
            <text:p><text:s text:c="3"/>1,210</text:p>
          </table:table-cell>
          <table:table-cell table:style-name="ce100" office:value-type="float" office:value="1092" calcext:value-type="float">
            <text:p><text:s text:c="3"/>1,092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460" calcext:value-type="float">
            <text:p><text:s text:c="3"/>1,460</text:p>
          </table:table-cell>
          <table:table-cell table:style-name="ce98" office:value-type="float" office:value="1356" calcext:value-type="float">
            <text:p><text:s text:c="3"/>1,356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430" calcext:value-type="float">
            <text:p><text:s text:c="3"/>1,430</text:p>
          </table:table-cell>
          <table:table-cell table:style-name="ce98" office:value-type="float" office:value="1326" calcext:value-type="float">
            <text:p><text:s text:c="3"/>1,326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number-columns-repeated="2" table:style-name="ce98" office:value-type="float" office:value="30" calcext:value-type="float">
            <text:p><text:s text:c="3"/>30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19" calcext:value-type="float">
            <text:p><text:s text:c="3"/>719</text:p>
          </table:table-cell>
          <table:table-cell table:style-name="ce99" office:value-type="float" office:value="696" calcext:value-type="float">
            <text:p><text:s text:c="3"/>69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15" calcext:value-type="float">
            <text:p><text:s text:c="3"/>715</text:p>
          </table:table-cell>
          <table:table-cell table:style-name="ce99" office:value-type="float" office:value="692" calcext:value-type="float">
            <text:p><text:s text:c="3"/>69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41" calcext:value-type="float">
            <text:p><text:s text:c="3"/>741</text:p>
          </table:table-cell>
          <table:table-cell table:style-name="ce100" office:value-type="float" office:value="660" calcext:value-type="float">
            <text:p><text:s text:c="3"/>660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715" calcext:value-type="float">
            <text:p><text:s text:c="3"/>715</text:p>
          </table:table-cell>
          <table:table-cell table:style-name="ce100" office:value-type="float" office:value="634" calcext:value-type="float">
            <text:p><text:s text:c="3"/>634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196" calcext:value-type="float">
            <text:p><text:s text:c="3"/>2,196</text:p>
          </table:table-cell>
          <table:table-cell table:style-name="ce98" office:value-type="float" office:value="2024" calcext:value-type="float">
            <text:p><text:s text:c="3"/>2,024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2116" calcext:value-type="float">
            <text:p><text:s text:c="3"/>2,116</text:p>
          </table:table-cell>
          <table:table-cell table:style-name="ce98" office:value-type="float" office:value="1948" calcext:value-type="float">
            <text:p><text:s text:c="3"/>1,948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82" calcext:value-type="float">
            <text:p><text:s text:c="3"/>1,082</text:p>
          </table:table-cell>
          <table:table-cell table:style-name="ce99" office:value-type="float" office:value="1035" calcext:value-type="float">
            <text:p><text:s text:c="3"/>1,03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058" calcext:value-type="float">
            <text:p><text:s text:c="3"/>1,058</text:p>
          </table:table-cell>
          <table:table-cell table:style-name="ce99" office:value-type="float" office:value="1012" calcext:value-type="float">
            <text:p><text:s text:c="3"/>1,01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114" calcext:value-type="float">
            <text:p><text:s text:c="3"/>1,114</text:p>
          </table:table-cell>
          <table:table-cell table:style-name="ce100" office:value-type="float" office:value="989" calcext:value-type="float">
            <text:p><text:s text:c="3"/>989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058" calcext:value-type="float">
            <text:p><text:s text:c="3"/>1,058</text:p>
          </table:table-cell>
          <table:table-cell table:style-name="ce100" office:value-type="float" office:value="936" calcext:value-type="float">
            <text:p><text:s text:c="3"/>936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416" calcext:value-type="float">
            <text:p><text:s text:c="3"/>5,416</text:p>
          </table:table-cell>
          <table:table-cell table:style-name="ce98" office:value-type="float" office:value="4925" calcext:value-type="float">
            <text:p><text:s text:c="3"/>4,925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341" calcext:value-type="float">
            <text:p><text:s text:c="3"/>341</text:p>
          </table:table-cell>
          <table:table-cell table:style-name="ce98" office:value-type="float" office:value="294" calcext:value-type="float">
            <text:p><text:s text:c="3"/>294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5312" calcext:value-type="float">
            <text:p><text:s text:c="3"/>5,312</text:p>
          </table:table-cell>
          <table:table-cell table:style-name="ce98" office:value-type="float" office:value="4828" calcext:value-type="float">
            <text:p><text:s text:c="3"/>4,828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334" calcext:value-type="float">
            <text:p><text:s text:c="3"/>334</text:p>
          </table:table-cell>
          <table:table-cell table:style-name="ce98" office:value-type="float" office:value="291" calcext:value-type="float">
            <text:p><text:s text:c="3"/>291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684" calcext:value-type="float">
            <text:p><text:s text:c="3"/>2,684</text:p>
          </table:table-cell>
          <table:table-cell table:style-name="ce99" office:value-type="float" office:value="2558" calcext:value-type="float">
            <text:p><text:s text:c="3"/>2,558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3" calcext:value-type="float">
            <text:p><text:s text:c="3"/>83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2656" calcext:value-type="float">
            <text:p><text:s text:c="3"/>2,656</text:p>
          </table:table-cell>
          <table:table-cell table:style-name="ce99" office:value-type="float" office:value="2535" calcext:value-type="float">
            <text:p><text:s text:c="3"/>2,535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8" calcext:value-type="float">
            <text:p><text:s text:c="3"/>78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732" calcext:value-type="float">
            <text:p><text:s text:c="3"/>2,732</text:p>
          </table:table-cell>
          <table:table-cell table:style-name="ce100" office:value-type="float" office:value="2367" calcext:value-type="float">
            <text:p><text:s text:c="3"/>2,367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258" calcext:value-type="float">
            <text:p><text:s text:c="3"/>258</text:p>
          </table:table-cell>
          <table:table-cell table:style-name="ce100" office:value-type="float" office:value="249" calcext:value-type="float">
            <text:p><text:s text:c="3"/>249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2656" calcext:value-type="float">
            <text:p><text:s text:c="3"/>2,656</text:p>
          </table:table-cell>
          <table:table-cell table:style-name="ce100" office:value-type="float" office:value="2293" calcext:value-type="float">
            <text:p><text:s text:c="3"/>2,293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256" calcext:value-type="float">
            <text:p><text:s text:c="3"/>256</text:p>
          </table:table-cell>
          <table:table-cell table:style-name="ce100" office:value-type="float" office:value="248" calcext:value-type="float">
            <text:p><text:s text:c="3"/>24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333" calcext:value-type="float">
            <text:p><text:s text:c="3"/>33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54" calcext:value-type="float">
            <text:p><text:s text:c="3"/>354</text:p>
          </table:table-cell>
          <table:table-cell table:style-name="ce101" office:value-type="float" office:value="329" calcext:value-type="float">
            <text:p><text:s text:c="3"/>32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3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77" calcext:value-type="float">
            <text:p><text:s text:c="3"/>177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77" calcext:value-type="float">
            <text:p><text:s text:c="3"/>177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7" calcext:value-type="float">
            <text:p><text:s text:c="3"/>177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12" calcext:value-type="float">
            <text:p><text:s text:c="3"/>512</text:p>
          </table:table-cell>
          <table:table-cell table:style-name="ce101" office:value-type="float" office:value="469" calcext:value-type="float">
            <text:p><text:s text:c="3"/>46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92" calcext:value-type="float">
            <text:p><text:s text:c="3"/>492</text:p>
          </table:table-cell>
          <table:table-cell table:style-name="ce101" office:value-type="float" office:value="451" calcext:value-type="float">
            <text:p><text:s text:c="3"/>451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35" calcext:value-type="float">
            <text:p><text:s text:c="3"/>23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231" calcext:value-type="float">
            <text:p><text:s text:c="3"/>23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6" calcext:value-type="float">
            <text:p><text:s text:c="3"/>246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1" office:value-type="float" office:value="391" calcext:value-type="float">
            <text:p><text:s text:c="3"/>39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22" calcext:value-type="float">
            <text:p><text:s text:c="3"/>422</text:p>
          </table:table-cell>
          <table:table-cell table:style-name="ce101" office:value-type="float" office:value="382" calcext:value-type="float">
            <text:p><text:s text:c="3"/>38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5" calcext:value-type="float">
            <text:p><text:s text:c="3"/>215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style-name="ce102" office:value-type="float" office:value="185" calcext:value-type="float">
            <text:p><text:s text:c="3"/>185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1" calcext:value-type="float">
            <text:p><text:s text:c="3"/>211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82" calcext:value-type="float">
            <text:p><text:s text:c="3"/>882</text:p>
          </table:table-cell>
          <table:table-cell table:style-name="ce101" office:value-type="float" office:value="814" calcext:value-type="float">
            <text:p><text:s text:c="3"/>814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870" calcext:value-type="float">
            <text:p><text:s text:c="3"/>870</text:p>
          </table:table-cell>
          <table:table-cell table:style-name="ce101" office:value-type="float" office:value="803" calcext:value-type="float">
            <text:p><text:s text:c="3"/>80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41" calcext:value-type="float">
            <text:p><text:s text:c="3"/>441</text:p>
          </table:table-cell>
          <table:table-cell table:style-name="ce101" office:value-type="float" office:value="421" calcext:value-type="float">
            <text:p><text:s text:c="3"/>42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35" calcext:value-type="float">
            <text:p><text:s text:c="3"/>435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41" calcext:value-type="float">
            <text:p><text:s text:c="3"/>441</text:p>
          </table:table-cell>
          <table:table-cell table:style-name="ce102" office:value-type="float" office:value="393" calcext:value-type="float">
            <text:p><text:s text:c="3"/>39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35" calcext:value-type="float">
            <text:p><text:s text:c="3"/>435</text:p>
          </table:table-cell>
          <table:table-cell table:style-name="ce102" office:value-type="float" office:value="387" calcext:value-type="float">
            <text:p><text:s text:c="3"/>387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style-name="ce101" office:value-type="float" office:value="294" calcext:value-type="float">
            <text:p><text:s text:c="3"/>294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288" calcext:value-type="float">
            <text:p><text:s text:c="3"/>288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139" calcext:value-type="float">
            <text:p><text:s text:c="3"/>139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88" calcext:value-type="float">
            <text:p><text:s text:c="3"/>588</text:p>
          </table:table-cell>
          <table:table-cell table:style-name="ce103" office:value-type="float" office:value="527" calcext:value-type="float">
            <text:p><text:s text:c="3"/>52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578" calcext:value-type="float">
            <text:p><text:s text:c="3"/>578</text:p>
          </table:table-cell>
          <table:table-cell table:style-name="ce101" office:value-type="float" office:value="517" calcext:value-type="float">
            <text:p><text:s text:c="3"/>517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46" calcext:value-type="float">
            <text:p><text:s text:c="3"/>46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style-name="ce101" office:value-type="float" office:value="279" calcext:value-type="float">
            <text:p><text:s text:c="3"/>27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289" calcext:value-type="float">
            <text:p><text:s text:c="3"/>289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7" calcext:value-type="float">
            <text:p><text:s text:c="3"/>297</text:p>
          </table:table-cell>
          <table:table-cell table:style-name="ce102" office:value-type="float" office:value="248" calcext:value-type="float">
            <text:p><text:s text:c="3"/>24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9" calcext:value-type="float">
            <text:p><text:s text:c="3"/>289</text:p>
          </table:table-cell>
          <table:table-cell table:style-name="ce102" office:value-type="float" office:value="240" calcext:value-type="float">
            <text:p><text:s text:c="3"/>24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56" calcext:value-type="float">
            <text:p><text:s text:c="3"/>356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style-name="ce101" office:value-type="float" office:value="315" calcext:value-type="float">
            <text:p><text:s text:c="3"/>315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00" calcext:value-type="float">
            <text:p><text:s text:c="3"/>600</text:p>
          </table:table-cell>
          <table:table-cell table:style-name="ce101" office:value-type="float" office:value="545" calcext:value-type="float">
            <text:p><text:s text:c="3"/>54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90" calcext:value-type="float">
            <text:p><text:s text:c="3"/>590</text:p>
          </table:table-cell>
          <table:table-cell table:style-name="ce101" office:value-type="float" office:value="536" calcext:value-type="float">
            <text:p><text:s text:c="3"/>53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95" calcext:value-type="float">
            <text:p><text:s text:c="3"/>295</text:p>
          </table:table-cell>
          <table:table-cell table:style-name="ce102" office:value-type="float" office:value="253" calcext:value-type="float">
            <text:p><text:s text:c="3"/>25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33" calcext:value-type="float">
            <text:p><text:s text:c="3"/>3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3" calcext:value-type="float">
            <text:p><text:s text:c="3"/>73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4" calcext:value-type="float">
            <text:p><text:s text:c="3"/>284</text:p>
          </table:table-cell>
          <table:table-cell table:style-name="ce101" office:value-type="float" office:value="265" calcext:value-type="float">
            <text:p><text:s text:c="3"/>26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63" calcext:value-type="float">
            <text:p><text:s text:c="3"/>26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0" calcext:value-type="float">
            <text:p><text:s text:c="3"/>300</text:p>
          </table:table-cell>
          <table:table-cell table:style-name="ce101" office:value-type="float" office:value="279" calcext:value-type="float">
            <text:p><text:s text:c="3"/>279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1" calcext:value-type="float">
            <text:p><text:s text:c="3"/>151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6" calcext:value-type="float">
            <text:p><text:s text:c="3"/>336</text:p>
          </table:table-cell>
          <table:table-cell table:style-name="ce101" office:value-type="float" office:value="302" calcext:value-type="float">
            <text:p><text:s text:c="3"/>30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28" calcext:value-type="float">
            <text:p><text:s text:c="3"/>328</text:p>
          </table:table-cell>
          <table:table-cell table:style-name="ce101" office:value-type="float" office:value="294" calcext:value-type="float">
            <text:p><text:s text:c="3"/>294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64" calcext:value-type="float">
            <text:p><text:s text:c="3"/>164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style-name="ce102" office:value-type="float" office:value="80" calcext:value-type="float">
            <text:p><text:s text:c="3"/>80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number-columns-repeated="2" table:style-name="ce98" office:value-type="float" office:value="12" calcext:value-type="float">
            <text:p><text:s text:c="3"/>1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number-columns-repeated="2" table:style-name="ce98" office:value-type="float" office:value="12" calcext:value-type="float">
            <text:p><text:s text:c="3"/>1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10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99266" calcext:value-type="float">
            <text:p><text:s text:c="3"/>199,266</text:p>
          </table:table-cell>
          <table:table-cell table:style-name="ce35" office:value-type="float" office:value="181159" calcext:value-type="float">
            <text:p><text:s text:c="3"/>181,159</text:p>
          </table:table-cell>
          <table:table-cell table:style-name="ce35" office:value-type="float" office:value="181106" calcext:value-type="float">
            <text:p><text:s text:c="3"/>181,106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5435" calcext:value-type="float">
            <text:p><text:s text:c="3"/>5,435</text:p>
          </table:table-cell>
          <table:table-cell table:style-name="ce35" office:value-type="float" office:value="859" calcext:value-type="float">
            <text:p><text:s text:c="3"/>859</text:p>
          </table:table-cell>
          <table:table-cell table:style-name="ce35" office:value-type="float" office:value="4576" calcext:value-type="float">
            <text:p><text:s text:c="3"/>4,576</text:p>
          </table:table-cell>
          <table:table-cell table:style-name="ce35" office:value-type="float" office:value="1117" calcext:value-type="float">
            <text:p><text:s text:c="3"/>1,117</text:p>
          </table:table-cell>
          <table:table-cell table:style-name="ce35" office:value-type="float" office:value="101" calcext:value-type="float">
            <text:p><text:s text:c="3"/>101</text:p>
          </table:table-cell>
          <table:table-cell table:style-name="ce35" office:value-type="float" office:value="1016" calcext:value-type="float">
            <text:p><text:s text:c="3"/>1,016</text:p>
          </table:table-cell>
          <table:table-cell table:style-name="ce35" office:value-type="float" office:value="11555" calcext:value-type="float">
            <text:p><text:s text:c="3"/>11,555</text:p>
          </table:table-cell>
          <table:table-cell table:style-name="ce35" office:value-type="float" office:value="1459" calcext:value-type="float">
            <text:p><text:s text:c="3"/>1,459</text:p>
          </table:table-cell>
          <table:table-cell table:style-name="ce35" office:value-type="float" office:value="10096" calcext:value-type="float">
            <text:p><text:s text:c="3"/>10,096</text:p>
          </table:table-cell>
          <table:table-cell table:style-name="ce35" office:value-type="float" office:value="8484" calcext:value-type="float">
            <text:p><text:s text:c="3"/>8,484</text:p>
          </table:table-cell>
          <table:table-cell table:style-name="ce35" office:value-type="float" office:value="1436" calcext:value-type="float">
            <text:p><text:s text:c="3"/>1,436</text:p>
          </table:table-cell>
          <table:table-cell table:style-name="ce35" office:value-type="float" office:value="7048" calcext:value-type="float">
            <text:p><text:s text:c="3"/>7,048</text:p>
          </table:table-cell>
          <table:table-cell table:style-name="ce35" office:value-type="float" office:value="3071" calcext:value-type="float">
            <text:p><text:s text:c="3"/>3,07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3048" calcext:value-type="float">
            <text:p><text:s text:c="3"/>3,048</text:p>
          </table:table-cell>
          <table:table-cell table:style-name="ce35" office:value-type="float" office:value="194142" calcext:value-type="float">
            <text:p><text:s text:c="3"/>194,142</text:p>
          </table:table-cell>
          <table:table-cell table:style-name="ce35" office:value-type="float" office:value="176439" calcext:value-type="float">
            <text:p><text:s text:c="3"/>176,439</text:p>
          </table:table-cell>
          <table:table-cell table:style-name="ce35" office:value-type="float" office:value="176386" calcext:value-type="float">
            <text:p><text:s text:c="3"/>176,386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5429" calcext:value-type="float">
            <text:p><text:s text:c="3"/>5,429</text:p>
          </table:table-cell>
          <table:table-cell table:style-name="ce35" office:value-type="float" office:value="854" calcext:value-type="float">
            <text:p><text:s text:c="3"/>854</text:p>
          </table:table-cell>
          <table:table-cell table:style-name="ce35" office:value-type="float" office:value="4575" calcext:value-type="float">
            <text:p><text:s text:c="3"/>4,575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943" calcext:value-type="float">
            <text:p><text:s text:c="3"/>943</text:p>
          </table:table-cell>
          <table:table-cell table:style-name="ce35" office:value-type="float" office:value="11242" calcext:value-type="float">
            <text:p><text:s text:c="3"/>11,242</text:p>
          </table:table-cell>
          <table:table-cell table:style-name="ce35" office:value-type="float" office:value="1445" calcext:value-type="float">
            <text:p><text:s text:c="3"/>1,445</text:p>
          </table:table-cell>
          <table:table-cell table:style-name="ce35" office:value-type="float" office:value="9797" calcext:value-type="float">
            <text:p><text:s text:c="3"/>9,797</text:p>
          </table:table-cell>
          <table:table-cell table:style-name="ce35" office:value-type="float" office:value="8270" calcext:value-type="float">
            <text:p><text:s text:c="3"/>8,270</text:p>
          </table:table-cell>
          <table:table-cell table:style-name="ce35" office:value-type="float" office:value="1422" calcext:value-type="float">
            <text:p><text:s text:c="3"/>1,422</text:p>
          </table:table-cell>
          <table:table-cell table:style-name="ce35" office:value-type="float" office:value="6848" calcext:value-type="float">
            <text:p><text:s text:c="3"/>6,848</text:p>
          </table:table-cell>
          <table:table-cell table:style-name="ce35" office:value-type="float" office:value="2972" calcext:value-type="float">
            <text:p><text:s text:c="3"/>2,972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949" calcext:value-type="float">
            <text:p><text:s text:c="3"/>2,949</text:p>
          </table:table-cell>
          <table:table-cell table:style-name="ce35" office:value-type="float" office:value="5124" calcext:value-type="float">
            <text:p><text:s text:c="3"/>5,124</text:p>
          </table:table-cell>
          <table:table-cell table:number-columns-repeated="2" table:style-name="ce35" office:value-type="float" office:value="4720" calcext:value-type="float">
            <text:p><text:s text:c="3"/>4,72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313" calcext:value-type="float">
            <text:p><text:s text:c="3"/>313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299" calcext:value-type="float">
            <text:p><text:s text:c="3"/>299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9" calcext:value-type="float">
            <text:p><text:s text:c="3"/>99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8691" calcext:value-type="float">
            <text:p><text:s text:c="3"/>98,691</text:p>
          </table:table-cell>
          <table:table-cell table:style-name="ce36" office:value-type="float" office:value="93312" calcext:value-type="float">
            <text:p><text:s text:c="3"/>93,312</text:p>
          </table:table-cell>
          <table:table-cell table:style-name="ce36" office:value-type="float" office:value="93273" calcext:value-type="float">
            <text:p><text:s text:c="3"/>93,27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190" calcext:value-type="float">
            <text:p><text:s text:c="3"/>1,190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105" calcext:value-type="float">
            <text:p><text:s text:c="3"/>1,10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28" calcext:value-type="float">
            <text:p><text:s text:c="3"/>428</text:p>
          </table:table-cell>
          <table:table-cell table:style-name="ce36" office:value-type="float" office:value="3721" calcext:value-type="float">
            <text:p><text:s text:c="3"/>3,7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653" calcext:value-type="float">
            <text:p><text:s text:c="3"/>3,653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1318" calcext:value-type="float">
            <text:p><text:s text:c="3"/>1,318</text:p>
          </table:table-cell>
          <table:table-cell table:style-name="ce36" office:value-type="float" office:value="2354" calcext:value-type="float">
            <text:p><text:s text:c="3"/>2,35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335" calcext:value-type="float">
            <text:p><text:s text:c="3"/>2,335</text:p>
          </table:table-cell>
          <table:table-cell table:style-name="ce36" office:value-type="float" office:value="97071" calcext:value-type="float">
            <text:p><text:s text:c="3"/>97,071</text:p>
          </table:table-cell>
          <table:table-cell table:style-name="ce36" office:value-type="float" office:value="91845" calcext:value-type="float">
            <text:p><text:s text:c="3"/>91,845</text:p>
          </table:table-cell>
          <table:table-cell table:style-name="ce36" office:value-type="float" office:value="91806" calcext:value-type="float">
            <text:p><text:s text:c="3"/>91,806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189" calcext:value-type="float">
            <text:p><text:s text:c="3"/>1,189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104" calcext:value-type="float">
            <text:p><text:s text:c="3"/>1,104</text:p>
          </table:table-cell>
          <table:table-cell table:style-name="ce36" office:value-type="float" office:value="433" calcext:value-type="float">
            <text:p><text:s text:c="3"/>433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398" calcext:value-type="float">
            <text:p><text:s text:c="3"/>398</text:p>
          </table:table-cell>
          <table:table-cell table:style-name="ce36" office:value-type="float" office:value="3604" calcext:value-type="float">
            <text:p><text:s text:c="3"/>3,604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536" calcext:value-type="float">
            <text:p><text:s text:c="3"/>3,536</text:p>
          </table:table-cell>
          <table:table-cell table:style-name="ce36" office:value-type="float" office:value="1313" calcext:value-type="float">
            <text:p><text:s text:c="3"/>1,313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1264" calcext:value-type="float">
            <text:p><text:s text:c="3"/>1,264</text:p>
          </table:table-cell>
          <table:table-cell table:style-name="ce36" office:value-type="float" office:value="2291" calcext:value-type="float">
            <text:p><text:s text:c="3"/>2,291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272" calcext:value-type="float">
            <text:p><text:s text:c="3"/>2,272</text:p>
          </table:table-cell>
          <table:table-cell table:style-name="ce36" office:value-type="float" office:value="1620" calcext:value-type="float">
            <text:p><text:s text:c="3"/>1,620</text:p>
          </table:table-cell>
          <table:table-cell table:number-columns-repeated="2" table:style-name="ce36" office:value-type="float" office:value="1467" calcext:value-type="float">
            <text:p><text:s text:c="3"/>1,46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0575" calcext:value-type="float">
            <text:p><text:s text:c="3"/>100,575</text:p>
          </table:table-cell>
          <table:table-cell table:style-name="ce36" office:value-type="float" office:value="87847" calcext:value-type="float">
            <text:p><text:s text:c="3"/>87,847</text:p>
          </table:table-cell>
          <table:table-cell table:style-name="ce36" office:value-type="float" office:value="87833" calcext:value-type="float">
            <text:p><text:s text:c="3"/>87,8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245" calcext:value-type="float">
            <text:p><text:s text:c="3"/>4,245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3471" calcext:value-type="float">
            <text:p><text:s text:c="3"/>3,471</text:p>
          </table:table-cell>
          <table:table-cell table:style-name="ce36" office:value-type="float" office:value="649" calcext:value-type="float">
            <text:p><text:s text:c="3"/>649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588" calcext:value-type="float">
            <text:p><text:s text:c="3"/>588</text:p>
          </table:table-cell>
          <table:table-cell table:style-name="ce36" office:value-type="float" office:value="7834" calcext:value-type="float">
            <text:p><text:s text:c="3"/>7,834</text:p>
          </table:table-cell>
          <table:table-cell table:style-name="ce36" office:value-type="float" office:value="1391" calcext:value-type="float">
            <text:p><text:s text:c="3"/>1,391</text:p>
          </table:table-cell>
          <table:table-cell table:style-name="ce36" office:value-type="float" office:value="6443" calcext:value-type="float">
            <text:p><text:s text:c="3"/>6,443</text:p>
          </table:table-cell>
          <table:table-cell table:style-name="ce36" office:value-type="float" office:value="7117" calcext:value-type="float">
            <text:p><text:s text:c="3"/>7,117</text:p>
          </table:table-cell>
          <table:table-cell table:style-name="ce36" office:value-type="float" office:value="1387" calcext:value-type="float">
            <text:p><text:s text:c="3"/>1,387</text:p>
          </table:table-cell>
          <table:table-cell table:style-name="ce36" office:value-type="float" office:value="5730" calcext:value-type="float">
            <text:p><text:s text:c="3"/>5,730</text:p>
          </table:table-cell>
          <table:table-cell table:style-name="ce36" office:value-type="float" office:value="717" calcext:value-type="float">
            <text:p><text:s text:c="3"/>71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13" calcext:value-type="float">
            <text:p><text:s text:c="3"/>713</text:p>
          </table:table-cell>
          <table:table-cell table:style-name="ce36" office:value-type="float" office:value="97071" calcext:value-type="float">
            <text:p><text:s text:c="3"/>97,071</text:p>
          </table:table-cell>
          <table:table-cell table:style-name="ce36" office:value-type="float" office:value="84594" calcext:value-type="float">
            <text:p><text:s text:c="3"/>84,594</text:p>
          </table:table-cell>
          <table:table-cell table:style-name="ce36" office:value-type="float" office:value="84580" calcext:value-type="float">
            <text:p><text:s text:c="3"/>84,580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240" calcext:value-type="float">
            <text:p><text:s text:c="3"/>4,240</text:p>
          </table:table-cell>
          <table:table-cell table:style-name="ce36" office:value-type="float" office:value="769" calcext:value-type="float">
            <text:p><text:s text:c="3"/>769</text:p>
          </table:table-cell>
          <table:table-cell table:style-name="ce36" office:value-type="float" office:value="3471" calcext:value-type="float">
            <text:p><text:s text:c="3"/>3,471</text:p>
          </table:table-cell>
          <table:table-cell table:style-name="ce36" office:value-type="float" office:value="599" calcext:value-type="float">
            <text:p><text:s text:c="3"/>59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545" calcext:value-type="float">
            <text:p><text:s text:c="3"/>545</text:p>
          </table:table-cell>
          <table:table-cell table:style-name="ce36" office:value-type="float" office:value="7638" calcext:value-type="float">
            <text:p><text:s text:c="3"/>7,638</text:p>
          </table:table-cell>
          <table:table-cell table:style-name="ce36" office:value-type="float" office:value="1377" calcext:value-type="float">
            <text:p><text:s text:c="3"/>1,377</text:p>
          </table:table-cell>
          <table:table-cell table:style-name="ce36" office:value-type="float" office:value="6261" calcext:value-type="float">
            <text:p><text:s text:c="3"/>6,261</text:p>
          </table:table-cell>
          <table:table-cell table:style-name="ce36" office:value-type="float" office:value="6957" calcext:value-type="float">
            <text:p><text:s text:c="3"/>6,957</text:p>
          </table:table-cell>
          <table:table-cell table:style-name="ce36" office:value-type="float" office:value="1373" calcext:value-type="float">
            <text:p><text:s text:c="3"/>1,373</text:p>
          </table:table-cell>
          <table:table-cell table:style-name="ce36" office:value-type="float" office:value="5584" calcext:value-type="float">
            <text:p><text:s text:c="3"/>5,584</text:p>
          </table:table-cell>
          <table:table-cell table:style-name="ce36" office:value-type="float" office:value="681" calcext:value-type="float">
            <text:p><text:s text:c="3"/>68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77" calcext:value-type="float">
            <text:p><text:s text:c="3"/>677</text:p>
          </table:table-cell>
          <table:table-cell table:style-name="ce36" office:value-type="float" office:value="3504" calcext:value-type="float">
            <text:p><text:s text:c="3"/>3,504</text:p>
          </table:table-cell>
          <table:table-cell table:number-columns-repeated="2" table:style-name="ce36" office:value-type="float" office:value="3253" calcext:value-type="float">
            <text:p><text:s text:c="3"/>3,25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46" calcext:value-type="float">
            <text:p><text:s text:c="3"/>146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